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BuilderTest.tes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Test.testBoolea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MultiDouble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BCanEqualA.TestBCanEqualA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Tes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qualsBuilderTest.testMixed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TTSubObject.TestTTSubObject( int a , int t , int t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BuilderTest.testFloa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MultiFloat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qualsBuilderTest.testReflectionHierarchyEquals( boolean testTrans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EqualsBuilderTest.testReflection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TSubObject2.setT( in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TestObject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bObject.TestSub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bject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ReflectionHierarchy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qualsBuilderTest.testMultiInt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qualsBuilderTest.testInt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Test.testMultiByte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qualsBuilderTest.t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qualsBuilderTest.testMultiBooleanArra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Object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qualsBuilderTest.testMultiShort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ACanEqualB.TestACanEqualB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Float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Test.test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Object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Short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SubObject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ReflectionEqualsExclude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qualsBuilderTest.testUnrelat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Boolean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TSubObject2.TestTSubObject2( int a , in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ObjectWithMultipleFields.TestObjectWithMultipleFields( int one , int two , int th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qualsBuilderTest.testRagged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ACanEqualB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TSubObject.TestTSubObject( int a , in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CanEqualA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BCanEqual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Shor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SubObject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Lo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Test.testAc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qualsBuilderTest.testReflectionEqualsEquivalenceRelationship( TestObject to , TestObject toBis , TestObject toTer , TestObject to2 , TestObject oToChange , boolean testTransi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stSubObject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qualsBuilderTest.testObject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Byte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Objec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qualsBuilderTest.testChar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qualsBuilderTest.testLong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SubObject.TestSubObject( int a ,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ubObjec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CanEqualA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SubObject2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DoubleArrayHiddenBy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qualsBuilderTest.test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ACanEqual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BuilderTest.testNpeForNull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qualsBuilderTest.testSu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qualsBuilderTest.testDoub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TTLeafObject.TestTTLeafObject( int a , int t , int tt , int leaf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mptySubObject.TestEmptySubObject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BuilderTest.testMultiLong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qualsBuilderTest.testMultiChar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ACanEqualB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